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cm" svg:x="5cm" svg:y="5.8cm">
          <text:p text:style-name="P1">D-TLB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4cm" svg:height="5cm" svg:x="12.3cm" svg:y="5.6cm">
          <text:p text:style-name="P1">PageTabl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1" draw:layer="layout" svg:x1="7.5cm" svg:y1="5.8cm" svg:x2="12.3cm" svg:y2="5.6cm">
          <text:p/>
        </draw:line>
        <draw:line draw:style-name="gr2" draw:text-style-name="P1" draw:layer="layout" svg:x1="7.217cm" svg:y1="7.415cm" svg:x2="12.3cm" svg:y2="10.6cm">
          <text:p/>
        </draw:line>
        <draw:custom-shape draw:style-name="gr1" draw:text-style-name="P1" draw:layer="layout" svg:width="3.9cm" svg:height="3.3cm" svg:x="22.47cm" svg:y="8.7cm">
          <text:p text:style-name="P1">D-Cache-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layer="layout" svg:width="3.9cm" svg:height="3.3cm" svg:x="22.5cm" svg:y="2.5cm">
          <text:p text:style-name="P1">Cache-2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" draw:layer="layout" svg:width="4.126cm" svg:height="0.963cm" svg:x="4.1cm" svg:y="7.874cm">
          <draw:text-box>
            <text:p>Pseudo-LRU</text:p>
          </draw:text-box>
        </draw:frame>
        <draw:frame draw:style-name="gr3" draw:layer="layout" svg:width="1.768cm" svg:height="0.963cm" svg:x="23.402cm" svg:y="11.837cm">
          <draw:text-box>
            <text:p>LRU</text:p>
          </draw:text-box>
        </draw:frame>
        <draw:frame draw:style-name="gr3" draw:layer="layout" svg:width="1.768cm" svg:height="0.963cm" svg:x="23.532cm" svg:y="5.638cm">
          <draw:text-box>
            <text:p>LRU</text:p>
          </draw:text-box>
        </draw:frame>
        <draw:custom-shape draw:style-name="gr1" draw:text-style-name="P1" draw:layer="layout" svg:width="4cm" svg:height="1.9cm" svg:x="8.7cm" svg:y="2.1cm">
          <text:p text:style-name="P1">SD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4" draw:text-style-name="P1" draw:layer="layout" svg:x1="8.5cm" svg:y1="3.5cm" svg:x2="6cm" svg:y2="6cm">
          <text:p/>
        </draw:line>
        <draw:frame draw:style-name="gr3" draw:layer="layout" svg:width="2.932cm" svg:height="0.963cm" svg:x="5.4cm" svg:y="3cm">
          <draw:text-box>
            <text:p>segment</text:p>
          </draw:text-box>
        </draw:frame>
        <draw:frame draw:style-name="gr3" draw:layer="layout" svg:width="1.522cm" svg:height="0.963cm" svg:x="4.744cm" svg:y="4.897cm">
          <draw:text-box>
            <text:p>vpn</text:p>
          </draw:text-box>
        </draw:frame>
        <draw:line draw:style-name="gr4" draw:text-style-name="P1" draw:layer="layout" svg:x1="16.4cm" svg:y1="9.5cm" svg:x2="22.4cm" svg:y2="9.5cm">
          <text:p/>
        </draw:line>
        <draw:frame draw:style-name="gr3" draw:layer="layout" svg:width="1.383cm" svg:height="0.963cm" svg:x="16.5cm" svg:y="8.5cm">
          <draw:text-box>
            <text:p>pfn</text:p>
          </draw:text-box>
        </draw:frame>
        <draw:frame draw:style-name="gr3" draw:layer="layout" svg:width="2.229cm" svg:height="0.963cm" svg:x="20cm" svg:y="8.5cm">
          <draw:text-box>
            <text:p>tagset</text:p>
          </draw:text-box>
        </draw:frame>
        <draw:line draw:style-name="gr4" draw:text-style-name="P1" draw:layer="layout" svg:x1="16.5cm" svg:y1="6cm" svg:x2="22.5cm" svg:y2="5cm">
          <text:p/>
        </draw:line>
        <draw:frame draw:style-name="gr3" draw:layer="layout" svg:width="1.383cm" svg:height="0.963cm" svg:x="16.3cm" svg:y="4.71cm">
          <draw:text-box>
            <text:p>pfn</text:p>
          </draw:text-box>
        </draw:frame>
        <draw:frame draw:style-name="gr3" draw:layer="layout" svg:width="2.229cm" svg:height="0.963cm" svg:x="20.271cm" svg:y="4.037cm">
          <draw:text-box>
            <text:p>tagset</text:p>
          </draw:text-box>
        </draw:frame>
        <draw:line draw:style-name="gr4" draw:text-style-name="P1" draw:layer="layout" svg:x1="12.7cm" svg:y1="2.514cm" svg:x2="22.4cm" svg:y2="3.5cm">
          <text:p/>
        </draw:line>
        <draw:frame draw:style-name="gr3" draw:layer="layout" svg:width="2.932cm" svg:height="0.963cm" svg:x="12.7cm" svg:y="1.737cm">
          <draw:text-box>
            <text:p>segment</text:p>
          </draw:text-box>
        </draw:frame>
        <draw:frame draw:style-name="gr3" draw:layer="layout" svg:width="2.229cm" svg:height="0.963cm" svg:x="20.272cm" svg:y="2.538cm">
          <draw:text-box>
            <text:p>tagset</text:p>
          </draw:text-box>
        </draw:frame>
        <draw:path draw:style-name="gr5" draw:text-style-name="P1" draw:layer="layout" svg:width="11.65cm" svg:height="3.744cm" draw:transform="rotate (-0.0830776723949144) translate (12.7cm 3.801cm)" svg:viewBox="0 0 11651 3745" svg:d="m0 5468c6021 0 11609 3247 11651 3745">
          <text:p/>
        </draw:path>
        <draw:frame draw:style-name="gr3" draw:layer="layout" svg:width="2.932cm" svg:height="0.963cm" svg:x="12.6cm" svg:y="2.938cm">
          <draw:text-box>
            <text:p>segment</text:p>
          </draw:text-box>
        </draw:frame>
        <draw:frame draw:style-name="gr3" draw:layer="layout" svg:width="2.229cm" svg:height="0.963cm" svg:x="23.501cm" svg:y="7.201cm">
          <draw:text-box>
            <text:p>tag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21T00:08:06.48</meta:creation-date>
    <dc:date>2009-08-21T18:52:31.03</dc:date>
    <dc:creator>Евгений Корныхин</dc:creator>
    <meta:editing-duration>PT04H04M07S</meta:editing-duration>
    <meta:editing-cycles>7</meta:editing-cycles>
    <meta:generator>OpenOffice.org/3.1$Win32 OpenOffice.org_project/310m11$Build-9399</meta:generator>
    <meta:document-statistic meta:object-count="25"/>
  </office:meta>
</office:document-meta>
</file>